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0pt" fo:font-weight="bold" officeooo:rsid="00069ef3" officeooo:paragraph-rsid="00069ef3" style:font-size-asian="10pt" style:font-weight-asian="bold" style:font-size-complex="10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" fo:font-size="10pt" fo:font-weight="bold" officeooo:rsid="00069ef3" officeooo:paragraph-rsid="00069ef3" style:font-size-asian="10pt" style:font-weight-asian="bold" style:font-size-complex="10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0pt" fo:font-weight="bold" officeooo:rsid="000825b0" officeooo:paragraph-rsid="00069ef3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0pt" fo:font-weight="bold" officeooo:rsid="000825b0" officeooo:paragraph-rsid="000825b0" style:font-size-asian="10pt" style:font-weight-asian="bold" style:font-size-complex="10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 fo:font-size="10pt" fo:font-weight="bold" officeooo:rsid="00087161" officeooo:paragraph-rsid="00087161" style:font-size-asian="10pt" style:font-weight-asian="bold" style:font-size-complex="10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0pt" fo:font-weight="bold" officeooo:rsid="000900bf" officeooo:paragraph-rsid="000900bf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Arial" fo:font-size="10pt" fo:font-weight="bold" officeooo:rsid="000a768d" officeooo:paragraph-rsid="000a768d" style:font-size-asian="10pt" style:font-weight-asian="bold" style:font-size-complex="1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" fo:font-size="10pt" fo:font-weight="bold" officeooo:rsid="000a768d" officeooo:paragraph-rsid="000a768d" style:font-size-asian="10pt" style:font-weight-asian="bold" style:font-size-complex="10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" fo:font-size="10pt" fo:font-weight="bold" officeooo:rsid="000e246e" officeooo:paragraph-rsid="000a768d" style:font-size-asian="10pt" style:font-weight-asian="bold" style:font-size-complex="10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weight="bold" officeooo:rsid="000e246e" officeooo:paragraph-rsid="000e246e" style:font-size-asian="10pt" style:font-weight-asian="bold" style:font-size-complex="10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weight="bold" officeooo:rsid="000f14c9" officeooo:paragraph-rsid="000f14c9" style:font-size-asian="10pt" style:font-weight-asian="bold" style:font-size-complex="10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" fo:font-size="10pt" fo:font-weight="bold" officeooo:rsid="0011112a" officeooo:paragraph-rsid="0011112a" style:font-size-asian="10pt" style:font-weight-asian="bold" style:font-size-complex="10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" fo:font-size="10pt" fo:font-weight="bold" officeooo:rsid="0018bb3b" officeooo:paragraph-rsid="0018bb3b" style:font-size-asian="10pt" style:font-weight-asian="bold" style:font-size-complex="10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" fo:font-size="10pt" fo:font-weight="bold" officeooo:rsid="001954d1" officeooo:paragraph-rsid="001954d1" style:font-size-asian="10pt" style:font-weight-asian="bold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" fo:font-size="10pt" fo:font-weight="bold" officeooo:rsid="001954d1" officeooo:paragraph-rsid="001bbf31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" fo:font-size="10pt" fo:font-weight="bold" officeooo:rsid="001e2a1c" officeooo:paragraph-rsid="001e2a1c" style:font-size-asian="10pt" style:font-weight-asian="bold" style:font-size-complex="10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0pt" fo:font-weight="bold" officeooo:rsid="0020bf82" officeooo:paragraph-rsid="0020bf82" style:font-size-asian="10pt" style:font-weight-asian="bold" style:font-size-complex="10pt" style:font-weight-complex="bold"/>
    </style:style>
    <style:style style:name="P18" style:family="paragraph" style:parent-style-name="Standard">
      <style:paragraph-properties fo:text-align="justify" style:justify-single-word="false"/>
      <style:text-properties style:font-name="Arial" fo:font-size="10pt" fo:font-weight="bold" officeooo:rsid="0020bf82" officeooo:paragraph-rsid="00217f8f" style:font-size-asian="10pt" style:font-weight-asian="bold" style:font-size-complex="10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0.5pt" fo:font-weight="bold" officeooo:rsid="00069ef3" officeooo:paragraph-rsid="00069ef3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fo:text-align="center" style:justify-single-word="false"/>
      <style:text-properties style:font-name="Arial" fo:font-size="10.5pt" fo:font-weight="bold" officeooo:rsid="00069ef3" officeooo:paragraph-rsid="00069ef3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ff66" style:font-name="Arial" fo:font-size="10pt" fo:font-weight="normal" officeooo:rsid="00069ef3" officeooo:paragraph-rsid="00069ef3" style:font-size-asian="10pt" style:font-weight-asian="normal" style:font-size-complex="10pt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99" style:font-name="Arial" fo:font-size="10pt" fo:font-weight="normal" officeooo:rsid="00069ef3" officeooo:paragraph-rsid="00069ef3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087161" officeooo:paragraph-rsid="00087161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0900bf" officeooo:paragraph-rsid="000900bf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99" style:font-name="Arial" fo:font-size="10pt" fo:font-weight="normal" officeooo:rsid="000a768d" officeooo:paragraph-rsid="000a768d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0a768d" officeooo:paragraph-rsid="000a768d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0e246e" officeooo:paragraph-rsid="000e246e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0f14c9" officeooo:paragraph-rsid="000f14c9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11112a" officeooo:paragraph-rsid="0011112a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11112a" officeooo:paragraph-rsid="00156a6e" style:font-size-asian="10pt" style:font-weight-asian="normal" style:font-size-complex="10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1e2a1c" officeooo:paragraph-rsid="001e2a1c" style:font-size-asian="10pt" style:font-weight-asian="normal" style:font-size-complex="10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1e2a1c" officeooo:paragraph-rsid="001f737f" style:font-size-asian="10pt" style:font-weight-asian="normal" style:font-size-complex="10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99" style:font-name="Arial" fo:font-size="10pt" fo:font-weight="normal" officeooo:rsid="0020bf82" officeooo:paragraph-rsid="0020bf82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0825b0" officeooo:paragraph-rsid="000825b0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0900bf" officeooo:paragraph-rsid="000900bf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99" style:font-name="Arial" fo:font-size="10pt" fo:font-weight="bold" officeooo:rsid="00069ef3" officeooo:paragraph-rsid="00069ef3" style:font-size-asian="10pt" style:font-weight-asian="bold" style:font-size-complex="10pt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99" style:font-name="Arial" fo:font-size="10pt" fo:font-weight="bold" officeooo:rsid="000a768d" officeooo:paragraph-rsid="000a768d" style:font-size-asian="10pt" style:font-weight-asian="bold" style:font-size-complex="10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0a768d" officeooo:paragraph-rsid="000a768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0e246e" officeooo:paragraph-rsid="000e246e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0f14c9" officeooo:paragraph-rsid="000f14c9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fo:color="#000099" style:font-name="Arial" fo:font-size="10pt" fo:font-weight="bold" officeooo:rsid="0011112a" officeooo:paragraph-rsid="0011112a" style:font-size-asian="10pt" style:font-weight-asian="bold" style:font-size-complex="10pt" style:font-weight-complex="bold"/>
    </style:style>
    <style:style style:name="P42" style:family="paragraph" style:parent-style-name="Standard">
      <style:paragraph-properties fo:text-align="justify" style:justify-single-word="false"/>
      <style:text-properties fo:color="#000000" style:font-name="Arial" fo:font-size="10pt" fo:font-weight="bold" officeooo:rsid="000e246e" officeooo:paragraph-rsid="000e246e" style:font-size-asian="10pt" style:font-weight-asian="bold" style:font-size-complex="10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0900bf" style:font-weight-asian="normal" style:font-weight-complex="normal"/>
    </style:style>
    <style:style style:name="T3" style:family="text">
      <style:text-properties fo:font-weight="normal" officeooo:rsid="000bcc8e" style:font-weight-asian="normal" style:font-weight-complex="normal"/>
    </style:style>
    <style:style style:name="T4" style:family="text">
      <style:text-properties fo:font-weight="normal" officeooo:rsid="00174e9c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9900"/>
    </style:style>
    <style:style style:name="T7" style:family="text">
      <style:text-properties fo:color="#009900" officeooo:rsid="000bcc8e"/>
    </style:style>
    <style:style style:name="T8" style:family="text">
      <style:text-properties fo:color="#009900" style:text-underline-style="none"/>
    </style:style>
    <style:style style:name="T9" style:family="text">
      <style:text-properties fo:color="#009900" fo:font-weight="bold" style:font-weight-asian="bold" style:font-weight-complex="bold"/>
    </style:style>
    <style:style style:name="T10" style:family="text">
      <style:text-properties fo:color="#009900" fo:font-style="normal" style:font-style-asian="normal" style:font-style-complex="normal"/>
    </style:style>
    <style:style style:name="T11" style:family="text">
      <style:text-properties fo:color="#0099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fo:color="#cc0000"/>
    </style:style>
    <style:style style:name="T13" style:family="text">
      <style:text-properties fo:color="#cc0000" officeooo:rsid="000bcc8e"/>
    </style:style>
    <style:style style:name="T14" style:family="text">
      <style:text-properties fo:color="#cc0000" style:text-underline-style="none"/>
    </style:style>
    <style:style style:name="T15" style:family="text">
      <style:text-properties fo:color="#cc0000" fo:font-weight="bold" style:font-weight-asian="bold" style:font-weight-complex="bold"/>
    </style:style>
    <style:style style:name="T16" style:family="text">
      <style:text-properties fo:color="#cc0000" fo:font-style="normal" style:font-style-asian="normal" style:font-style-complex="normal"/>
    </style:style>
    <style:style style:name="T17" style:family="text">
      <style:text-properties fo:color="#ff0066"/>
    </style:style>
    <style:style style:name="T18" style:family="text">
      <style:text-properties fo:color="#ff0066" officeooo:rsid="000825b0"/>
    </style:style>
    <style:style style:name="T19" style:family="text">
      <style:text-properties fo:color="#ff0066" officeooo:rsid="000bcc8e"/>
    </style:style>
    <style:style style:name="T20" style:family="text">
      <style:text-properties fo:color="#ff0066" style:text-underline-style="none"/>
    </style:style>
    <style:style style:name="T21" style:family="text">
      <style:text-properties fo:color="#ff0066" fo:font-style="normal" style:font-style-asian="normal" style:font-style-complex="normal"/>
    </style:style>
    <style:style style:name="T22" style:family="text">
      <style:text-properties fo:color="#000099"/>
    </style:style>
    <style:style style:name="T23" style:family="text">
      <style:text-properties fo:color="#000099" fo:font-weight="normal" style:font-weight-asian="normal" style:font-weight-complex="normal"/>
    </style:style>
    <style:style style:name="T24" style:family="text">
      <style:text-properties fo:color="#000099" fo:font-style="normal" fo:font-weight="normal" style:font-style-asian="normal" style:font-weight-asian="normal" style:font-style-complex="normal" style:font-weight-complex="normal"/>
    </style:style>
    <style:style style:name="T25" style:family="text">
      <style:text-properties fo:color="#000099" fo:font-style="normal" style:font-style-asian="normal" style:font-style-complex="normal"/>
    </style:style>
    <style:style style:name="T26" style:family="text">
      <style:text-properties officeooo:rsid="00087161"/>
    </style:style>
    <style:style style:name="T27" style:family="text">
      <style:text-properties fo:color="#ff0000"/>
    </style:style>
    <style:style style:name="T28" style:family="text">
      <style:text-properties fo:color="#ff0000" fo:font-style="normal" style:font-style-asian="normal" style:font-style-complex="normal"/>
    </style:style>
    <style:style style:name="T29" style:family="text">
      <style:text-properties officeooo:rsid="000bcc8e"/>
    </style:style>
    <style:style style:name="T30" style:family="text">
      <style:text-properties fo:color="#000000" fo:font-weight="bold" style:font-weight-asian="bold" style:font-weight-complex="bold"/>
    </style:style>
    <style:style style:name="T31" style:family="text">
      <style:text-properties style:text-underline-style="none"/>
    </style:style>
    <style:style style:name="T32" style:family="text">
      <style:text-properties style:text-underline-style="none" fo:font-weight="normal" style:font-weight-asian="normal" style:font-weight-complex="normal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3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12c1fb" style:font-style-asian="normal" style:font-style-complex="normal"/>
    </style:style>
    <style:style style:name="T38" style:family="text">
      <style:text-properties fo:font-style="normal" officeooo:rsid="00156a6e" style:font-style-asian="normal" style:font-style-complex="normal"/>
    </style:style>
    <style:style style:name="T39" style:family="text">
      <style:text-properties fo:font-style="normal" officeooo:rsid="00217f8f" style:font-style-asian="normal" style:font-style-complex="normal"/>
    </style:style>
    <style:style style:name="T4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018bb3b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01f737f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0217f8f" style:font-style-asian="normal" style:font-weight-asian="normal" style:font-style-complex="normal" style:font-weight-complex="normal"/>
    </style:style>
    <style:style style:name="T44" style:family="text">
      <style:text-properties fo:color="#cc00cc" fo:font-style="normal" style:font-style-asian="normal" style:font-style-complex="normal"/>
    </style:style>
    <style:style style:name="T45" style:family="text">
      <style:text-properties officeooo:rsid="001bbf31"/>
    </style:style>
    <style:style style:name="T46" style:family="text">
      <style:text-properties fo:color="#990000" fo:font-style="normal" style:font-style-asian="normal" style:font-style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PONTIFÍCIA UNIVERSIDADE CATÓLICA DE MINAS GERAIS </text:p>
      <text:p text:style-name="P19"/>
      <text:p text:style-name="P20">Aluna: <text:span text:style-name="T1">Raíssa Carolina Vilela da Silva </text:span>|<text:span text:style-name="T1"> </text:span>Matrícula: <text:span text:style-name="T1">604697</text:span> | Matéria: <text:span text:style-name="T4">LC</text:span><text:span text:style-name="T1"> II – </text:span><text:span text:style-name="T4">Lista 01 </text:span></text:p>
      <text:p text:style-name="P20"><text:span text:style-name="T1"/></text:p>
      <text:p text:style-name="P2"/>
      <text:p text:style-name="P2">1) <text:s/>Faça um programa em Java que preencha uma CPilha com 10 elementos (de qualquer tipo) e os imprima.</text:p>
      <text:p text:style-name="P1"/>
      <text:p text:style-name="P21"><text:s/><text:span text:style-name="T22"><text:s text:c="3"/>/*</text:span></text:p>
      <text:p text:style-name="P22"><text:s text:c="8"/>função responsável por preencher uma pilha</text:p>
      <text:p text:style-name="P22"><text:s text:c="8"/>de acordo com a quantidade de dados que o usuário deseja.</text:p>
      <text:p text:style-name="P22"><text:s text:c="5"/>*/</text:p>
      <text:p text:style-name="P1"><text:s text:c="4"/><text:span text:style-name="T6">public static</text:span> CPilha preencher ( <text:s/>){</text:p>
      <text:p text:style-name="P1"><text:tab/> <text:s text:c="3"/>CPilha P <text:s text:c="5"/>= <text:span text:style-name="T12">new</text:span> CPilha( <text:s/>);</text:p>
      <text:p text:style-name="P1"><text:tab/> <text:s text:c="3"/>String dado =<text:span text:style-name="T12"> ""</text:span>;</text:p>
      <text:p text:style-name="P1"/>
      <text:p text:style-name="P1"><text:s text:c="4"/><text:tab/> <text:s text:c="3"/><text:span text:style-name="T12">for </text:span>(<text:span text:style-name="T6">int</text:span> i = <text:span text:style-name="T17">0</text:span>; i &lt; <text:span text:style-name="T18">10</text:span>; i++){</text:p>
      <text:p text:style-name="P1"><text:s text:c="3"/><text:tab/><text:tab/> System.out.println(<text:span text:style-name="T17">"Digite o dado desejado: "</text:span>);</text:p>
      <text:p text:style-name="P1"><text:s text:c="3"/><text:tab/><text:tab/> dado = in.next( <text:s/>);</text:p>
      <text:p text:style-name="P1"><text:s text:c="3"/><text:tab/><text:tab/> P.empilha(dado);</text:p>
      <text:p text:style-name="P1"><text:s text:c="3"/><text:tab/> <text:s text:c="3"/>} <text:span text:style-name="T1">//end for </text:span></text:p>
      <text:p text:style-name="P1"><text:s text:c="4"/><text:tab/><text:span text:style-name="T12">return</text:span> P;</text:p>
      <text:p text:style-name="P1"><text:s text:c="4"/>} <text:span text:style-name="T1">//end preencher( )</text:span></text:p>
      <text:p text:style-name="P36"><text:span text:style-name="T1"/></text:p>
      <text:p text:style-name="P37"><text:span text:style-name="T1"><text:s text:c="4"/>/*</text:span></text:p>
      <text:p text:style-name="P37"><text:span text:style-name="T1"><text:s text:c="8"/>método responsável por imprimir pilha.</text:span></text:p>
      <text:p text:style-name="P37"><text:span text:style-name="T1"><text:s text:c="5"/>*/</text:span></text:p>
      <text:p text:style-name="P7"><text:s text:c="4"/><text:span text:style-name="T6">public static void</text:span> imprimir (CPilha P){</text:p>
      <text:p text:style-name="P7"><text:s text:c="4"/><text:tab/>CPilha Paux = P;</text:p>
      <text:p text:style-name="P7"><text:s text:c="4"/><text:tab/><text:span text:style-name="T12">for</text:span> (<text:span text:style-name="T6">int</text:span> i =<text:span text:style-name="T17"> 0</text:span>; i &lt; <text:span text:style-name="T17">10</text:span>; i++){</text:p>
      <text:p text:style-name="P7"><text:s text:c="3"/><text:tab/><text:tab/> System.out.println (<text:span text:style-name="T17">"["</text:span>+Paux.desempilha( <text:s/>)+<text:span text:style-name="T17">"]"</text:span>);</text:p>
      <text:p text:style-name="P7"><text:s text:c="3"/><text:tab/> }<text:span text:style-name="T1"> //end for</text:span></text:p>
      <text:p text:style-name="P7"><text:s text:c="4"/>}<text:span text:style-name="T1"> //end imprimir ( <text:s/>)</text:span></text:p>
      <text:p text:style-name="P1"><text:span text:style-name="T1"/></text:p>
      <text:p text:style-name="P25"><text:s text:c="4"/>/*</text:p>
      <text:p text:style-name="P25"><text:s text:c="8"/>metodo01 - método para preencher e imprimir pilha com 10 elementos.</text:p>
      <text:p text:style-name="P25"><text:s text:c="5"/>*/</text:p>
      <text:p text:style-name="P7"><text:s text:c="4"/><text:span text:style-name="T6">public static void</text:span> questao01 ( ){</text:p>
      <text:p text:style-name="P7"/>
      <text:p text:style-name="P7"><text:s text:c="4"/><text:tab/>CPilha P = <text:span text:style-name="T12">new</text:span> CPilha ( <text:s/>);</text:p>
      <text:p text:style-name="P7"><text:s text:c="4"/><text:tab/>P = preencher( <text:s/>);</text:p>
      <text:p text:style-name="P7"><text:s text:c="4"/><text:tab/>imprimir(P);</text:p>
      <text:p text:style-name="P7"><text:s text:c="4"/>}<text:span text:style-name="T1"> //end questao01( <text:s/>)</text:span></text:p>
      <text:p text:style-name="P3"/>
      <text:p text:style-name="P4">2) Faça um programa em Java que preencha uma CPilha com 10 elementos e imprima <text:span text:style-name="T26">invertido (mantendo a pilha original).</text:span></text:p>
      <text:p text:style-name="P34"/>
      <text:p text:style-name="P23"><text:s text:c="4"/>/*</text:p>
      <text:p text:style-name="P23"><text:s text:c="8"/>método responsável por imprimir pilha ao inverso.</text:p>
      <text:p text:style-name="P23"><text:s text:c="5"/>*/</text:p>
      <text:p text:style-name="P5"><text:s text:c="4"/><text:span text:style-name="T6">public static void</text:span> imprimirInvertido (CPilha P){</text:p>
      <text:p text:style-name="P5"><text:s text:c="4"/><text:tab/>CPilha Paux <text:s text:c="2"/>= P;</text:p>
      <text:p text:style-name="P5"><text:s text:c="4"/><text:tab/>CPilha Paux1 =<text:span text:style-name="T12"> new </text:span>CPilha ( );</text:p>
      <text:p text:style-name="P5"><text:s text:c="3"/></text:p>
      <text:p text:style-name="P5"><text:tab/><text:span text:style-name="T12">for</text:span> (<text:span text:style-name="T6">int</text:span> i =<text:span text:style-name="T17"> 0</text:span>; i &lt; <text:span text:style-name="T17">10</text:span>; i++){</text:p>
      <text:p text:style-name="P5"><text:s text:c="4"/><text:tab/><text:tab/>Paux1.empilha(Paux.desempilha( ));</text:p>
      <text:p text:style-name="P5"><text:s text:c="4"/><text:tab/>} <text:span text:style-name="T1">//end for</text:span></text:p>
      <text:p text:style-name="P5"/>
      <text:p text:style-name="P5"><text:s text:c="4"/><text:tab/><text:span text:style-name="T12">for </text:span>(<text:span text:style-name="T6">int </text:span>i = <text:span text:style-name="T17">0</text:span>; i &lt; <text:span text:style-name="T17">10</text:span>; i++){</text:p>
      <text:p text:style-name="P5"><text:s text:c="4"/><text:tab/><text:tab/>System.out.println ( <text:span text:style-name="T17">"["</text:span>+Paux1.desempilha( )+<text:span text:style-name="T17">"]"</text:span>);</text:p>
      <text:p text:style-name="P5"><text:s text:c="4"/><text:tab/>} <text:span text:style-name="T1">//end for</text:span></text:p>
      <text:p text:style-name="P5"><text:s text:c="4"/>} <text:span text:style-name="T1">//end imprimirInvertido( <text:s/>)</text:span></text:p>
      <text:p text:style-name="P5"><text:span text:style-name="T1"/></text:p>
      <text:p text:style-name="P5"><text:span text:style-name="T1"/></text:p>
      <text:p text:style-name="P8"><text:span text:style-name="T1"><text:s text:c="4"/></text:span><text:span text:style-name="T23">/*</text:span></text:p>
      <text:p text:style-name="P38"><text:span text:style-name="T1"><text:s text:c="8"/>metodo02 - método responsável por preencher uma pilha</text:span></text:p>
      <text:p text:style-name="P38"><text:span text:style-name="T1"><text:s text:c="8"/>com 10 elementos e imprimir em ordem inversa.</text:span></text:p>
      <text:p text:style-name="P38"><text:span text:style-name="T1"><text:s text:c="4"/>*/</text:span></text:p>
      <text:p text:style-name="P38"><text:span text:style-name="T1"/></text:p>
      <text:p text:style-name="P8"><text:soft-page-break/><text:span text:style-name="T6">public static void</text:span> questao02( <text:s/>){</text:p>
      <text:p text:style-name="P8"><text:tab/>CPilha P = <text:span text:style-name="T12">new</text:span> CPilha( <text:s/>);</text:p>
      <text:p text:style-name="P8"><text:tab/>P = preencher( <text:s/>);</text:p>
      <text:p text:style-name="P8"><text:tab/>imprimirInvertido(P);</text:p>
      <text:p text:style-name="P8">}<text:span text:style-name="T1"> //end questao02( <text:s/>)</text:span></text:p>
      <text:p text:style-name="P5"/>
      <text:p text:style-name="P5">3) Faça um programa em Java que preencha uma CPilha com 10 elementos. Inverta os elementos da pilha.</text:p>
      <text:p text:style-name="P5"/>
      <text:p text:style-name="P23"><text:s text:c="4"/>/*</text:p>
      <text:p text:style-name="P23"><text:s text:c="8"/>função responsável por inverter os dados presentes na pilha.</text:p>
      <text:p text:style-name="P23"><text:s text:c="5"/>*/</text:p>
      <text:p text:style-name="P5"><text:s text:c="4"/><text:span text:style-name="T6">public static</text:span> CPilha inverter (CPilha P){</text:p>
      <text:p text:style-name="P5"><text:s text:c="4"/><text:tab/>CPilha Paux = P;</text:p>
      <text:p text:style-name="P5"><text:s text:c="3"/><text:tab/>CFila F <text:s text:c="9"/>= <text:span text:style-name="T12">new </text:span>CFila <text:s/>( );</text:p>
      <text:p text:style-name="P5"><text:s text:c="4"/><text:tab/>Object dado = <text:span text:style-name="T12">new</text:span> Object( );</text:p>
      <text:p text:style-name="P5"/>
      <text:p text:style-name="P5"><text:s text:c="4"/><text:tab/><text:span text:style-name="T12">for</text:span> (<text:span text:style-name="T6">int</text:span> i = <text:span text:style-name="T17">0</text:span>; i &lt; <text:span text:style-name="T17">10</text:span>; i++){</text:p>
      <text:p text:style-name="P5"><text:s text:c="4"/><text:tab/><text:tab/><text:span text:style-name="T12">if</text:span>(!Paux.vazia( )){</text:p>
      <text:p text:style-name="P5"><text:s text:c="4"/><text:tab/><text:tab/><text:tab/>F.enfileira(Paux.desempilha( ));</text:p>
      <text:p text:style-name="P5"><text:s text:c="4"/><text:tab/><text:tab/>} <text:span text:style-name="T1">//end </text:span><text:span text:style-name="T2">if</text:span></text:p>
      <text:p text:style-name="P5"><text:s text:c="4"/><text:tab/>} <text:span text:style-name="T1">//end for</text:span></text:p>
      <text:p text:style-name="P5"><text:s text:c="4"/></text:p>
      <text:p text:style-name="P5"><text:span text:style-name="T12"><text:tab/>for</text:span> (<text:span text:style-name="T6">int</text:span> i = <text:span text:style-name="T17">0</text:span>; i &lt; <text:span text:style-name="T17">10</text:span>; i++){</text:p>
      <text:p text:style-name="P5"><text:s text:c="4"/><text:tab/><text:tab/>dado = F.desenfileira( );</text:p>
      <text:p text:style-name="P5"><text:s text:c="4"/><text:tab/><text:tab/>P.empilha(dado);</text:p>
      <text:p text:style-name="P5"><text:s text:c="4"/><text:tab/>} <text:span text:style-name="T1">//end for </text:span></text:p>
      <text:p text:style-name="P5"><text:s text:c="10"/><text:span text:style-name="T12">return</text:span> P;</text:p>
      <text:p text:style-name="P5"><text:s text:c="4"/>}<text:span text:style-name="T1"> //end inverter( )</text:span></text:p>
      <text:p text:style-name="P5"><text:span text:style-name="T1"/></text:p>
      <text:p text:style-name="P5"><text:span text:style-name="T1"/></text:p>
      <text:p text:style-name="P6">4) Faça um programa em Java que preencha uma CPilha com 10 elementos aleatórios (<text:span text:style-name="T12">c</text:span><text:span text:style-name="T27">onsulte a classe java.util.Random</text:span>).</text:p>
      <text:p text:style-name="P6"/>
      <text:p text:style-name="P24"><text:s text:c="4"/>/*</text:p>
      <text:p text:style-name="P24"><text:s text:c="8"/>função responsável por preencher pilha com números inteiros aleatórios.</text:p>
      <text:p text:style-name="P24"><text:s text:c="4"/>*/</text:p>
      <text:p text:style-name="P6"><text:s text:c="4"/><text:span text:style-name="T6">public static</text:span> CPilha aleatorios ( ){</text:p>
      <text:p text:style-name="P6"><text:s text:c="3"/><text:tab/> CPilha P <text:s text:c="14"/>= new CPilha ( );</text:p>
      <text:p text:style-name="P6"><text:s text:c="3"/><text:tab/><text:span text:style-name="T12"> int</text:span> dado <text:s text:c="15"/>= <text:span text:style-name="T17">0</text:span>; <text:s/></text:p>
      <text:p text:style-name="P6"><text:s text:c="3"/><text:tab/> Random gerador = <text:span text:style-name="T12">new</text:span> Random ( );</text:p>
      <text:p text:style-name="P6"><text:s text:c="3"/></text:p>
      <text:p text:style-name="P6"><text:s text:c="4"/><text:tab/><text:span text:style-name="T12">for</text:span> (<text:span text:style-name="T6">int</text:span> i = <text:span text:style-name="T17">0</text:span>; i &lt; <text:span text:style-name="T17">10</text:span>; i++)</text:p>
      <text:p text:style-name="P6"><text:s text:c="4"/><text:tab/><text:tab/>dado = gerador.nextInt ( );</text:p>
      <text:p text:style-name="P6"><text:s text:c="3"/><text:tab/><text:tab/><text:span text:style-name="T12">if</text:span> (dado &gt;= <text:span text:style-name="T17">0</text:span>) {</text:p>
      <text:p text:style-name="P6"><text:s text:c="4"/><text:tab/><text:tab/><text:tab/>P.empilha(dado);</text:p>
      <text:p text:style-name="P6"><text:s text:c="4"/><text:tab/><text:tab/>} <text:span text:style-name="T12">else </text:span>{</text:p>
      <text:p text:style-name="P6"><text:s text:c="4"/><text:tab/><text:tab/><text:tab/>i--;</text:p>
      <text:p text:style-name="P6"><text:s text:c="4"/><text:tab/> <text:tab/>} <text:span text:style-name="T1">//end else</text:span></text:p>
      <text:p text:style-name="P6"><text:s text:c="4"/><text:tab/>} <text:span text:style-name="T1">//end for</text:span></text:p>
      <text:p text:style-name="P6"><text:s text:c="3"/><text:span text:style-name="T12"><text:s text:c="6"/>return</text:span> P;</text:p>
      <text:p text:style-name="P6"><text:s text:c="4"/>} <text:span text:style-name="T1">//end aleatorios( )</text:span></text:p>
      <text:p text:style-name="P6"><text:span text:style-name="T1"/></text:p>
      <text:p text:style-name="P6">5) Faça um programa em Java que preencha uma CPilha com 10 elementos inteiros aleatórios. Imprima os elementos, a soma desses elementos e a média aritmética.</text:p>
      <text:p text:style-name="P35"/>
      <text:p text:style-name="P24">/*</text:p>
      <text:p text:style-name="P24"><text:tab/><text:span text:style-name="T45">metodo05 – método responsável por preencher uma pilha com itens aleatórios,</text:span></text:p>
      <text:p text:style-name="P24"><text:tab/><text:span text:style-name="T45">calcular a soma de todos os itens presentes nesta pilha e calcular a média dos dados.</text:span></text:p>
      <text:p text:style-name="P24">*/</text:p>
      <text:p text:style-name="P24"/>
      <text:p text:style-name="P14"><text:span text:style-name="T6">public static void</text:span> questao05( ){</text:p>
      <text:p text:style-name="P14"><text:tab/>CPilha P <text:s text:c="8"/>= <text:span text:style-name="T12">new</text:span> CPilha( );</text:p>
      <text:p text:style-name="P14"><text:tab/>CPilha Paux <text:s text:c="2"/>= <text:span text:style-name="T12">new</text:span> CPilha( );</text:p>
      <text:p text:style-name="P14"><text:tab/>CPilha Paux2 = <text:span text:style-name="T12">new</text:span> CPilha( );</text:p>
      <text:p text:style-name="P15"><text:span text:style-name="T6"><text:tab/>int</text:span> soma <text:s text:c="8"/>= <text:span text:style-name="T17">0</text:span>;</text:p>
      <text:p text:style-name="P15"><text:span text:style-name="T6"><text:tab/>double</text:span> media = <text:span text:style-name="T17">0.0</text:span>;</text:p>
      <text:p text:style-name="P14"><text:span text:style-name="T6"><text:tab/>int</text:span> item;<text:tab/></text:p>
      <text:p text:style-name="P15"><text:span text:style-name="T6"><text:tab/>int</text:span> amount1, amount2;</text:p>
      <text:p text:style-name="P14"><text:soft-page-break/><text:tab/>P = aleatorios( );</text:p>
      <text:p text:style-name="P14"><text:tab/>amount1 = P.quantidade( );</text:p>
      <text:p text:style-name="P14"><text:tab/>Paux = P;</text:p>
      <text:p text:style-name="P14"><text:tab/>amount2 = Paux.quantidade( );</text:p>
      <text:p text:style-name="P14"/>
      <text:p text:style-name="P14"><text:span text:style-name="T12"><text:tab/>for</text:span> (<text:span text:style-name="T6">int</text:span> i = <text:span text:style-name="T17">0</text:span>; i &lt; amount1; i++){</text:p>
      <text:p text:style-name="P14"><text:tab/><text:tab/>item = (<text:span text:style-name="T6">int</text:span>) Paux.desempilha( );<text:tab/><text:tab/></text:p>
      <text:p text:style-name="P14"><text:tab/><text:tab/>soma = soma + item;</text:p>
      <text:p text:style-name="P14"><text:tab/><text:tab/>media = (<text:span text:style-name="T6">double</text:span>)soma/amount2;</text:p>
      <text:p text:style-name="P14"><text:tab/><text:tab/>Paux2.empilha(item);</text:p>
      <text:p text:style-name="P14"><text:tab/>} <text:span text:style-name="T1">//end for</text:span></text:p>
      <text:p text:style-name="P14"><text:tab/>System.out.println (<text:span text:style-name="T17">"PILHA: "</text:span>);</text:p>
      <text:p text:style-name="P14"><text:tab/>imprimir(Paux2);</text:p>
      <text:p text:style-name="P14"><text:tab/>System.out.println (<text:span text:style-name="T17">""</text:span>);</text:p>
      <text:p text:style-name="P14"><text:tab/>System.out.println (<text:span text:style-name="T17">"SOMA: "</text:span>+soma+<text:span text:style-name="T17">" | MEDIA: "</text:span>+media);</text:p>
      <text:p text:style-name="P14">} <text:span text:style-name="T1">//end questao05( )</text:span></text:p>
      <text:p text:style-name="P6"/>
      <text:p text:style-name="P6">6) Faça um programa em Java que preencha uma CFila com os nomes de 10 pessoas. Imprima os elementos mostrando a ordem de cada pessoa na fila.</text:p>
      <text:p text:style-name="P24"/>
      <text:p text:style-name="P28"><text:s text:c="4"/><text:span text:style-name="T9">private static</text:span><text:span text:style-name="T5"> </text:span><text:span text:style-name="T30">Scanner in</text:span><text:span text:style-name="T5"> </text:span><text:span text:style-name="T30">=</text:span><text:span text:style-name="T5"> </text:span><text:span text:style-name="T15">new</text:span><text:span text:style-name="T5"> </text:span><text:span text:style-name="T30">Scanner</text:span><text:span text:style-name="T5"> </text:span><text:span text:style-name="T30">(System.in);</text:span></text:p>
      <text:p text:style-name="P35"/>
      <text:p text:style-name="P26"><text:s text:c="4"/>/*</text:p>
      <text:p text:style-name="P26"><text:s text:c="8"/>função responsável por preencher fila com 10 nomes.</text:p>
      <text:p text:style-name="P26"><text:s text:c="4"/>*/</text:p>
      <text:p text:style-name="P8"><text:s text:c="4"/><text:span text:style-name="T6">public static</text:span> CFila preencherFila( ){</text:p>
      <text:p text:style-name="P8"><text:s text:c="4"/><text:tab/>CFila F = <text:span text:style-name="T12">new</text:span> CFila ( );</text:p>
      <text:p text:style-name="P8"><text:s text:c="4"/><text:tab/>String dado = <text:span text:style-name="T17">""</text:span>;</text:p>
      <text:p text:style-name="P8"><text:s text:c="4"/><text:tab/><text:span text:style-name="T12">for</text:span> (<text:span text:style-name="T6">int</text:span> i = <text:span text:style-name="T17">0</text:span>; i &lt; <text:span text:style-name="T19">10</text:span>; i++){</text:p>
      <text:p text:style-name="P8"><text:s text:c="4"/><text:tab/><text:tab/>System.out.println (<text:span text:style-name="T17">"Digite o nome desejado: "</text:span>);</text:p>
      <text:p text:style-name="P8"><text:s text:c="4"/><text:tab/><text:tab/>dado = in.next( );</text:p>
      <text:p text:style-name="P8"><text:s text:c="4"/><text:tab/><text:tab/>F.enfileira(dado);</text:p>
      <text:p text:style-name="P8"><text:s text:c="4"/><text:tab/>}<text:span text:style-name="T1"> //</text:span><text:span text:style-name="T3">end for</text:span></text:p>
      <text:p text:style-name="P8"><text:s text:c="9"/><text:span text:style-name="T12">return </text:span>F;</text:p>
      <text:p text:style-name="P8"><text:s text:c="4"/>} <text:span text:style-name="T1">//</text:span><text:span text:style-name="T3">end preencherFila( )</text:span></text:p>
      <text:p text:style-name="P38"><text:span text:style-name="T3"/></text:p>
      <text:p text:style-name="P27"><text:span text:style-name="T29"><text:s text:c="4"/>/*</text:span></text:p>
      <text:p text:style-name="P27"><text:span text:style-name="T29"><text:s text:c="8"/>m</text:span>é<text:span text:style-name="T29">todo respons</text:span>á<text:span text:style-name="T29">vel por imprimir fila.</text:span></text:p>
      <text:p text:style-name="P27"><text:span text:style-name="T29"><text:s text:c="5"/>*/</text:span></text:p>
      <text:p text:style-name="P10"><text:span text:style-name="T29"><text:s text:c="4"/></text:span><text:span text:style-name="T7">public static void</text:span><text:span text:style-name="T29"> imprimirFila (CFila F){</text:span></text:p>
      <text:p text:style-name="P10"><text:span text:style-name="T29"><text:s text:c="4"/><text:tab/>CFila Faux = F;</text:span></text:p>
      <text:p text:style-name="P10"><text:span text:style-name="T29"><text:s text:c="4"/><text:tab/></text:span><text:span text:style-name="T13">for</text:span><text:span text:style-name="T29"> (</text:span><text:span text:style-name="T7">int</text:span><text:span text:style-name="T29"> i = </text:span><text:span text:style-name="T19">1</text:span><text:span text:style-name="T29">; i &lt;= </text:span><text:span text:style-name="T17">10</text:span><text:span text:style-name="T29">; i++){</text:span></text:p>
      <text:p text:style-name="P10"><text:span text:style-name="T29"><text:s text:c="4"/><text:tab/><text:tab/>System.out.println (</text:span><text:span text:style-name="T19">""</text:span><text:span text:style-name="T29">+i+</text:span><text:span text:style-name="T19">"º - "</text:span><text:span text:style-name="T29">+Faux.desenfileira( ));</text:span></text:p>
      <text:p text:style-name="P10"><text:span text:style-name="T29"><text:s text:c="4"/><text:tab/>} </text:span><text:span text:style-name="T3">//</text:span><text:span text:style-name="T1">end for </text:span></text:p>
      <text:p text:style-name="P42"><text:span text:style-name="T29"><text:s text:c="4"/>} </text:span><text:span text:style-name="T3">//</text:span><text:span text:style-name="T1">end imprimirFila( )</text:span></text:p>
      <text:p text:style-name="P38"/>
      <text:p text:style-name="P39"><text:span text:style-name="T3"><text:s text:c="4"/>/*</text:span></text:p>
      <text:p text:style-name="P39"><text:span text:style-name="T3"><text:s text:c="8"/>metodo06 - m</text:span><text:span text:style-name="T1">é</text:span><text:span text:style-name="T3">todo respons</text:span><text:span text:style-name="T1">á</text:span><text:span text:style-name="T3">vel por preencher e imprimir</text:span></text:p>
      <text:p text:style-name="P39"><text:span text:style-name="T3"><text:s text:c="8"/>uma fila com </text:span><text:span text:style-name="T1">10 elementos. </text:span></text:p>
      <text:p text:style-name="P39"><text:span text:style-name="T3"><text:s text:c="5"/>*/</text:span></text:p>
      <text:p text:style-name="P10"><text:span text:style-name="T29"><text:s text:c="4"/></text:span><text:span text:style-name="T7">public static void</text:span><text:span text:style-name="T29"> questao06 ( ){</text:span></text:p>
      <text:p text:style-name="P10"><text:span text:style-name="T29"><text:s text:c="4"/><text:tab/>CFila F = </text:span><text:span text:style-name="T13">new</text:span><text:span text:style-name="T29"> CFila ( );</text:span></text:p>
      <text:p text:style-name="P10"><text:span text:style-name="T29"><text:s text:c="4"/><text:tab/>F = preencherFila( );</text:span></text:p>
      <text:p text:style-name="P10"><text:span text:style-name="T29"><text:s text:c="4"/><text:tab/>imprimirFila(F);</text:span></text:p>
      <text:p text:style-name="P10"><text:span text:style-name="T29"><text:s text:c="4"/>} </text:span><text:span text:style-name="T3">//</text:span><text:span text:style-name="T1">end questao06( )</text:span></text:p>
      <text:p text:style-name="P9"><text:span text:style-name="T3"/></text:p>
      <text:p text:style-name="P10">7) Crie o procedimento <text:span text:style-name="T34">void limpaPilha(CPilha P)</text:span><text:span text:style-name="T31"> que apaga todos os elementos de P. Construa um exemplo.</text:span></text:p>
      <text:p text:style-name="P27"><text:span text:style-name="T31"/></text:p>
      <text:p text:style-name="P28"><text:span text:style-name="T31"><text:s text:c="4"/>/*</text:span></text:p>
      <text:p text:style-name="P28"><text:span text:style-name="T31"><text:s text:c="8"/>método responsável por limpar pilha.</text:span></text:p>
      <text:p text:style-name="P28"><text:span text:style-name="T31"><text:s text:c="4"/>*/</text:span></text:p>
      <text:p text:style-name="P11"><text:span text:style-name="T32"><text:s text:c="4"/></text:span><text:span text:style-name="T8">public static void</text:span><text:span text:style-name="T31"> limpaPilha (CPilha P){</text:span></text:p>
      <text:p text:style-name="P11"><text:span text:style-name="T31"><text:s text:c="4"/><text:tab/></text:span><text:span text:style-name="T8">int </text:span><text:span text:style-name="T31">quantidade = P.quantidade( <text:s/>);</text:span></text:p>
      <text:p text:style-name="P11"><text:span text:style-name="T31"/></text:p>
      <text:p text:style-name="P11"><text:span text:style-name="T31"><text:s text:c="4"/><text:tab/></text:span><text:span text:style-name="T14">for </text:span><text:span text:style-name="T31">(</text:span><text:span text:style-name="T8">int</text:span><text:span text:style-name="T31"> i = </text:span><text:span text:style-name="T20">0</text:span><text:span text:style-name="T31">; i &lt; </text:span><text:span text:style-name="T20">10</text:span><text:span text:style-name="T31">; i++){</text:span></text:p>
      <text:p text:style-name="P11"><text:span text:style-name="T31"><text:s text:c="4"/><text:tab/><text:tab/>P.desempilha( );</text:span></text:p>
      <text:p text:style-name="P11"><text:span text:style-name="T31"><text:s text:c="4"/><text:tab/>}</text:span><text:span text:style-name="T32"> //end for </text:span></text:p>
      <text:p text:style-name="P11"><text:span text:style-name="T31"/></text:p>
      <text:p text:style-name="P11"><text:soft-page-break/><text:span text:style-name="T31"><text:s text:c="4"/><text:tab/></text:span><text:span text:style-name="T14">if</text:span><text:span text:style-name="T31"> (P.vazia( )){</text:span></text:p>
      <text:p text:style-name="P11"><text:span text:style-name="T31"><text:s text:c="4"/><text:tab/><text:tab/>System.out.println(</text:span><text:span text:style-name="T20">""</text:span><text:span text:style-name="T31">);</text:span></text:p>
      <text:p text:style-name="P11"><text:span text:style-name="T31"><text:s text:c="4"/><text:tab/><text:tab/>System.out.println(</text:span><text:span text:style-name="T20">"A Pilha esta' vazia."</text:span><text:span text:style-name="T31">);</text:span></text:p>
      <text:p text:style-name="P11"><text:span text:style-name="T31"><text:s text:c="4"/><text:tab/>} </text:span><text:span text:style-name="T14">else</text:span><text:span text:style-name="T31"> {</text:span></text:p>
      <text:p text:style-name="P11"><text:span text:style-name="T31"><text:s text:c="4"/><text:tab/><text:tab/>System.out.println(</text:span><text:span text:style-name="T20">""</text:span><text:span text:style-name="T31">);</text:span></text:p>
      <text:p text:style-name="P11"><text:span text:style-name="T31"><text:s text:c="4"/><text:tab/><text:tab/>System.out.println(</text:span><text:span text:style-name="T20">"Ainda ha' elementos nesta Pilha."</text:span><text:span text:style-name="T31">);</text:span></text:p>
      <text:p text:style-name="P11"><text:span text:style-name="T31"><text:s text:c="4"/><text:tab/>} </text:span><text:span text:style-name="T32">//end else</text:span></text:p>
      <text:p text:style-name="P11"><text:span text:style-name="T31"><text:s text:c="4"/>} </text:span><text:span text:style-name="T32">//end limpaPilha( )</text:span></text:p>
      <text:p text:style-name="P11"><text:span text:style-name="T32"/></text:p>
      <text:p text:style-name="P40"><text:span text:style-name="T32"><text:s text:c="4"/>/*</text:span></text:p>
      <text:p text:style-name="P40"><text:span text:style-name="T32"><text:s text:c="8"/>metodo07 - método responsável por preencher, imprimir</text:span></text:p>
      <text:p text:style-name="P40"><text:span text:style-name="T32"><text:s text:c="8"/>uma fila com 10 elementos, além de limpar(esvaziar) a mesma.</text:span></text:p>
      <text:p text:style-name="P40"><text:span text:style-name="T32"><text:s text:c="5"/>*/</text:span></text:p>
      <text:p text:style-name="P11"><text:span text:style-name="T31"><text:s text:c="4"/></text:span><text:span text:style-name="T8">public static void</text:span><text:span text:style-name="T31"> questao07( ){</text:span></text:p>
      <text:p text:style-name="P11"><text:span text:style-name="T31"><text:s text:c="3"/><text:tab/> CPilha P = </text:span><text:span text:style-name="T14">new</text:span><text:span text:style-name="T31"> CPilha ( );</text:span></text:p>
      <text:p text:style-name="P11"><text:span text:style-name="T31"><text:s text:c="3"/><text:tab/> P = preencher( );</text:span></text:p>
      <text:p text:style-name="P11"><text:span text:style-name="T31"><text:s text:c="3"/><text:tab/> imprimir (P);</text:span></text:p>
      <text:p text:style-name="P11"><text:span text:style-name="T31"><text:s text:c="3"/><text:tab/> limpaPilha(P);</text:span></text:p>
      <text:p text:style-name="P11"><text:span text:style-name="T31"><text:s text:c="4"/>} </text:span><text:span text:style-name="T32">//end questao07( )</text:span></text:p>
      <text:p text:style-name="P11"><text:span text:style-name="T32"/></text:p>
      <text:p text:style-name="P12">8) Na classe CPilha crie o método <text:span text:style-name="T35">void limpa( )</text:span><text:span text:style-name="T40"> </text:span><text:span text:style-name="T36">que apaga todos os elementos de uma CPilha.</text:span></text:p>
      <text:p text:style-name="P12"><text:span text:style-name="T36"/></text:p>
      <text:p text:style-name="P12"><text:span text:style-name="T36"><text:s text:c="4"/></text:span><text:span text:style-name="T10">public void</text:span><text:span text:style-name="T36"> limpa ( ){</text:span></text:p>
      <text:p text:style-name="P12"><text:span text:style-name="T36"><text:s text:c="3"/><text:tab/> </text:span><text:span text:style-name="T16">for</text:span><text:span text:style-name="T36"> (</text:span><text:span text:style-name="T10">int</text:span><text:span text:style-name="T36"> i = </text:span><text:span text:style-name="T44">this</text:span><text:span text:style-name="T36">.quantidade( ); i &gt; </text:span><text:span text:style-name="T28">0</text:span><text:span text:style-name="T36">; i--){</text:span></text:p>
      <text:p text:style-name="P12"><text:span text:style-name="T36"><text:s text:c="3"/><text:tab/><text:tab/> </text:span><text:span text:style-name="T16">if </text:span><text:span text:style-name="T36">(!</text:span><text:span text:style-name="T44">this</text:span><text:span text:style-name="T36">.vazia( )){</text:span></text:p>
      <text:p text:style-name="P12"><text:span text:style-name="T36"><text:s text:c="3"/><text:tab/><text:tab/><text:tab/> </text:span><text:span text:style-name="T44">this</text:span><text:span text:style-name="T36">.desempilha();</text:span></text:p>
      <text:p text:style-name="P12"><text:span text:style-name="T36"><text:s text:c="3"/><text:tab/><text:tab/> } </text:span><text:span text:style-name="T40">//end if</text:span></text:p>
      <text:p text:style-name="P12"><text:span text:style-name="T36"><text:s text:c="3"/><text:tab/> } </text:span><text:span text:style-name="T40">//end for</text:span></text:p>
      <text:p text:style-name="P12"><text:span text:style-name="T36"><text:s text:c="4"/>} </text:span><text:span text:style-name="T40">//end limpa</text:span></text:p>
      <text:p text:style-name="P12"><text:span text:style-name="T40"/></text:p>
      <text:p text:style-name="P12"><text:span text:style-name="T40"><text:s text:c="4"/></text:span><text:span text:style-name="T24">/*</text:span></text:p>
      <text:p text:style-name="P41"><text:span text:style-name="T40"><text:s text:c="8"/>metodo08 - método responsável por preencher, imprimir uma pilha com 10 elementos,</text:span></text:p>
      <text:p text:style-name="P41"><text:span text:style-name="T40"><text:s text:c="8"/>além de limpar(esvaziar) a mesma através de um método da classe Pilha.</text:span></text:p>
      <text:p text:style-name="P41"><text:span text:style-name="T40"><text:s text:c="3"/>*/</text:span></text:p>
      <text:p text:style-name="P12"><text:span text:style-name="T25"><text:s text:c="4"/></text:span><text:span text:style-name="T10">public static void</text:span><text:span text:style-name="T36"> questao08 ( ){</text:span></text:p>
      <text:p text:style-name="P12"><text:span text:style-name="T36"><text:s text:c="4"/><text:tab/>CPilha P = </text:span><text:span text:style-name="T16">new</text:span><text:span text:style-name="T36"> CPilha ( );</text:span></text:p>
      <text:p text:style-name="P12"><text:span text:style-name="T36"><text:s text:c="4"/><text:tab/>P = preencher( );</text:span></text:p>
      <text:p text:style-name="P12"><text:span text:style-name="T36"><text:s text:c="4"/><text:tab/>P.limpa( );</text:span></text:p>
      <text:p text:style-name="P12"><text:span text:style-name="T36"><text:s text:c="4"/>}</text:span><text:span text:style-name="T40"> //end questao08( )</text:span></text:p>
      <text:p text:style-name="P12"><text:span text:style-name="T40"/></text:p>
      <text:p text:style-name="P12"><text:span text:style-name="T36">9) Na classe CFila crie o método </text:span><text:span text:style-name="T35">void limpa( )</text:span><text:span text:style-name="T36"> que apaga todos os elementos de uma CFila.</text:span></text:p>
      <text:p text:style-name="P12"><text:span text:style-name="T36"/></text:p>
      <text:p text:style-name="P12"><text:span text:style-name="T36"/></text:p>
      <text:p text:style-name="P12"><text:span text:style-name="T36"><text:s text:c="4"/></text:span><text:span text:style-name="T10">public void </text:span><text:span text:style-name="T36">limpa ( ){</text:span></text:p>
      <text:p text:style-name="P12"><text:span text:style-name="T36"><text:s text:c="3"/><text:tab/> </text:span><text:span text:style-name="T16">for</text:span><text:span text:style-name="T36"> (</text:span><text:span text:style-name="T10">int</text:span><text:span text:style-name="T36"> i = </text:span><text:span text:style-name="T44">this</text:span><text:span text:style-name="T36">.quantidade( ); i &gt; </text:span><text:span text:style-name="T28">0</text:span><text:span text:style-name="T36">; i--){</text:span></text:p>
      <text:p text:style-name="P12"><text:span text:style-name="T36"><text:s text:c="3"/><text:tab/><text:tab/> </text:span><text:span text:style-name="T16">if</text:span><text:span text:style-name="T36">(!</text:span><text:span text:style-name="T28">this</text:span><text:span text:style-name="T36">.vazia( )){</text:span></text:p>
      <text:p text:style-name="P12"><text:span text:style-name="T36"><text:s text:c="4"/><text:tab/><text:tab/><text:tab/></text:span><text:span text:style-name="T44">this</text:span><text:span text:style-name="T36">.desenfileira( );</text:span></text:p>
      <text:p text:style-name="P12"><text:span text:style-name="T36"><text:s text:c="4"/><text:tab/><text:tab/>} </text:span><text:span text:style-name="T40">//end if</text:span></text:p>
      <text:p text:style-name="P12"><text:span text:style-name="T40"><text:tab/></text:span><text:span text:style-name="T36">}</text:span><text:span text:style-name="T40"> //end for </text:span></text:p>
      <text:p text:style-name="P12"><text:span text:style-name="T36"><text:s text:c="4"/>} </text:span><text:span text:style-name="T40">//end limpa ( )</text:span></text:p>
      <text:p text:style-name="P12"><text:span text:style-name="T36"/></text:p>
      <text:p text:style-name="P12"><text:span text:style-name="T36"><text:s text:c="4"/></text:span><text:span text:style-name="T24"><text:s/>/*</text:span></text:p>
      <text:p text:style-name="P30"><text:span text:style-name="T36"><text:s text:c="10"/>metodo09 - m</text:span><text:span text:style-name="T37">é</text:span><text:span text:style-name="T36">todo respons</text:span><text:span text:style-name="T37">á</text:span><text:span text:style-name="T36">vel por preencher, imprimir uma fila com </text:span><text:span text:style-name="T37">10 elementos,</text:span><text:span text:style-name="T36"> </text:span></text:p>
      <text:p text:style-name="P30"><text:span text:style-name="T36"><text:s text:c="10"/>além de limpar(esvaziar) a </text:span><text:span text:style-name="T38">m</text:span><text:span text:style-name="T36">esma através de um m</text:span><text:span text:style-name="T37">é</text:span><text:span text:style-name="T36">todo da classe Fila.</text:span></text:p>
      <text:p text:style-name="P29"><text:span text:style-name="T36"><text:s text:c="5"/>*/</text:span></text:p>
      <text:p text:style-name="P12"><text:span text:style-name="T11"><text:s text:c="3"/></text:span><text:span text:style-name="T10"><text:s text:c="3"/>public static void</text:span><text:span text:style-name="T36"> questao09 ( ){</text:span></text:p>
      <text:p text:style-name="P12"><text:span text:style-name="T36"><text:tab/> <text:s text:c="5"/>CFila F = </text:span><text:span text:style-name="T16">new</text:span><text:span text:style-name="T36"> CFila( );</text:span></text:p>
      <text:p text:style-name="P12"><text:span text:style-name="T36"><text:tab/> <text:s text:c="5"/>F = preencherFila( );</text:span></text:p>
      <text:p text:style-name="P12"><text:span text:style-name="T36"><text:tab/> <text:s text:c="5"/>F.limpa( );</text:span></text:p>
      <text:p text:style-name="P12"><text:span text:style-name="T36"><text:s text:c="5"/>} </text:span><text:span text:style-name="T40">//</text:span><text:span text:style-name="T41">end questao09( )</text:span></text:p>
      <text:p text:style-name="P12"><text:span text:style-name="T41"/></text:p>
      <text:p text:style-name="P13"><text:span text:style-name="T36">10) Na classe CFila crie o método </text:span><text:span text:style-name="T35">void furaFila(Object item)</text:span><text:span text:style-name="T36"> que insere o item no início da CFila.</text:span></text:p>
      <text:p text:style-name="P31"><text:span text:style-name="T36"/></text:p>
      <text:p text:style-name="P32"><text:span text:style-name="T36"><text:s text:c="3"/></text:span></text:p>
      <text:p text:style-name="P32"><text:span text:style-name="T36"><text:s text:c="3"/>/*</text:span></text:p>
      <text:p text:style-name="P31"><text:span text:style-name="T36"><text:tab/>Método que insere o item no inicio da Fila dentro da classe CFila</text:span></text:p>
      <text:p text:style-name="P31"><text:span text:style-name="T36"><text:s text:c="3"/>*/</text:span></text:p>
      <text:p text:style-name="P31"><text:span text:style-name="T36"/></text:p>
      <text:p text:style-name="P16"><text:soft-page-break/><text:span text:style-name="T24"><text:s text:c="6"/></text:span><text:span text:style-name="T10">public void</text:span><text:span text:style-name="T36"> furaFila (Object item) {</text:span></text:p>
      <text:p text:style-name="P16"><text:span text:style-name="T36"><text:s text:c="3"/><text:tab/> <text:s text:c="2"/></text:span><text:span text:style-name="T16">if </text:span><text:span text:style-name="T36">( frente != tras ) {</text:span></text:p>
      <text:p text:style-name="P16"><text:span text:style-name="T36"><text:s text:c="3"/><text:tab/><text:tab/> <text:s text:c="2"/>frente.prox = </text:span><text:span text:style-name="T16">new</text:span><text:span text:style-name="T36"> CCelula(item, frente.prox);</text:span></text:p>
      <text:p text:style-name="P16"><text:span text:style-name="T36"><text:s text:c="3"/><text:tab/><text:tab/> <text:s text:c="2"/>qtde++;</text:span></text:p>
      <text:p text:style-name="P16"><text:span text:style-name="T36"><text:s text:c="3"/><text:tab/> <text:s text:c="2"/>} </text:span><text:span text:style-name="T42">//end if </text:span></text:p>
      <text:p text:style-name="P16"><text:span text:style-name="T36"><text:s text:c="6"/>} </text:span><text:span text:style-name="T40">//end furaFila( )</text:span></text:p>
      <text:p text:style-name="P16"><text:span text:style-name="T36"/></text:p>
      <text:p text:style-name="P13"><text:span text:style-name="T36">11) Crie um procedimento </text:span><text:span text:style-name="T35">void furaFila(CFila F, Object item)</text:span><text:span text:style-name="T33"> </text:span><text:span text:style-name="T36">que insere o </text:span><text:span text:style-name="T35">item</text:span><text:span text:style-name="T40"> </text:span><text:span text:style-name="T36">passado por parâmetro no início da Fila </text:span><text:span text:style-name="T35">F</text:span><text:span text:style-name="T36">. Use qualquer estrutura adicionar que julgar necessária.</text:span></text:p>
      <text:p text:style-name="P13"><text:span text:style-name="T36"/></text:p>
      <text:p text:style-name="P17"><text:span text:style-name="T36"><text:s text:c="7"/></text:span><text:span text:style-name="T10">private static</text:span><text:span text:style-name="T36"> Scanner in = </text:span><text:span text:style-name="T46">new</text:span><text:span text:style-name="T36"> Scanner (System.in);</text:span></text:p>
      <text:p text:style-name="P17"><text:span text:style-name="T36"/></text:p>
      <text:p text:style-name="P33"><text:span text:style-name="T36"><text:s text:c="7"/>/*</text:span></text:p>
      <text:p text:style-name="P33"><text:span text:style-name="T36"><text:tab/>Função responsável por preencher fila de acordo com 10 elementos.</text:span></text:p>
      <text:p text:style-name="P33"><text:span text:style-name="T36"><text:s text:c="7"/>*/</text:span></text:p>
      <text:p text:style-name="P17"><text:span text:style-name="T36"><text:s text:c="7"/></text:span><text:span text:style-name="T10">public static</text:span><text:span text:style-name="T36"> CFila preencherFila( <text:s/>) {</text:span></text:p>
      <text:p text:style-name="P17"><text:span text:style-name="T36"><text:s text:c="7"/><text:tab/>CFila F = </text:span><text:span text:style-name="T46">new</text:span><text:span text:style-name="T36"> CFila ( );</text:span></text:p>
      <text:p text:style-name="P17"><text:span text:style-name="T36"><text:s text:c="7"/><text:tab/></text:span><text:span text:style-name="T10">int</text:span><text:span text:style-name="T36"> dado;</text:span></text:p>
      <text:p text:style-name="P18"><text:span text:style-name="T36"><text:s text:c="7"/><text:tab/></text:span></text:p>
      <text:p text:style-name="P18"><text:span text:style-name="T46"><text:tab/>for</text:span><text:span text:style-name="T36"> (</text:span><text:span text:style-name="T10">int</text:span><text:span text:style-name="T36"> i = </text:span><text:span text:style-name="T21">0</text:span><text:span text:style-name="T36">; i &lt; </text:span><text:span text:style-name="T21">10</text:span><text:span text:style-name="T36">; i++) {</text:span></text:p>
      <text:p text:style-name="P17"><text:span text:style-name="T36"><text:s text:c="7"/><text:tab/><text:tab/>System.out.println (</text:span><text:span text:style-name="T21">"Digite o valor desejado: "</text:span><text:span text:style-name="T36">);</text:span></text:p>
      <text:p text:style-name="P17"><text:span text:style-name="T36"><text:s text:c="7"/><text:tab/><text:tab/>dado = in.nextInt( <text:s/>);</text:span></text:p>
      <text:p text:style-name="P17"><text:span text:style-name="T36"><text:s text:c="7"/><text:tab/><text:tab/>F.enfileira(dado);</text:span></text:p>
      <text:p text:style-name="P17"><text:span text:style-name="T36"><text:s text:c="6"/><text:tab/>}</text:span><text:span text:style-name="T40"> //</text:span><text:span text:style-name="T43">end for</text:span></text:p>
      <text:p text:style-name="P17"><text:span text:style-name="T36"><text:s text:c="10"/></text:span><text:span text:style-name="T46">return</text:span><text:span text:style-name="T36"> F;</text:span></text:p>
      <text:p text:style-name="P17"><text:span text:style-name="T36"><text:s text:c="6"/>} </text:span><text:span text:style-name="T40">//</text:span><text:span text:style-name="T43">end preencherFila( )</text:span></text:p>
      <text:p text:style-name="P33"><text:span text:style-name="T36"/></text:p>
      <text:p text:style-name="P33"><text:span text:style-name="T36"><text:s text:c="7"/>/*</text:span></text:p>
      <text:p text:style-name="P33"><text:span text:style-name="T36"><text:tab/>Método responsável por imprimir fila.</text:span></text:p>
      <text:p text:style-name="P33"><text:span text:style-name="T36"><text:s text:c="7"/>*/</text:span></text:p>
      <text:p text:style-name="P17"><text:span text:style-name="T36"><text:s text:c="7"/></text:span><text:span text:style-name="T10">public static void</text:span><text:span text:style-name="T36"> imprimir(CFila F, </text:span><text:span text:style-name="T10">int</text:span><text:span text:style-name="T36"> quantidade){</text:span></text:p>
      <text:p text:style-name="P17"><text:span text:style-name="T36"><text:s text:c="7"/><text:tab/>CFila Faux = F;</text:span></text:p>
      <text:p text:style-name="P18"><text:span text:style-name="T36"><text:s text:c="7"/><text:tab/></text:span></text:p>
      <text:p text:style-name="P18"><text:span text:style-name="T46"><text:tab/>for</text:span><text:span text:style-name="T36"> (</text:span><text:span text:style-name="T10">int </text:span><text:span text:style-name="T36">i = </text:span><text:span text:style-name="T21">1</text:span><text:span text:style-name="T36">; i &lt;= quantidade; i++) {</text:span></text:p>
      <text:p text:style-name="P17"><text:span text:style-name="T36"><text:s text:c="7"/><text:tab/><text:tab/>System.out.println (</text:span><text:span text:style-name="T21">"["</text:span><text:span text:style-name="T36">+Faux.desenfileira( <text:s/>)+</text:span><text:span text:style-name="T21">"]"</text:span><text:span text:style-name="T36">);</text:span></text:p>
      <text:p text:style-name="P17"><text:span text:style-name="T36"><text:s text:c="7"/><text:tab/>} </text:span><text:span text:style-name="T40">//</text:span><text:span text:style-name="T43">end for</text:span></text:p>
      <text:p text:style-name="P17"><text:span text:style-name="T36"><text:s text:c="7"/>}</text:span><text:span text:style-name="T39"> </text:span><text:span text:style-name="T43">//end imprimir( <text:s/>)</text:span></text:p>
      <text:p text:style-name="P33"><text:span text:style-name="T36"/></text:p>
      <text:p text:style-name="P33"><text:span text:style-name="T36"><text:s text:c="7"/>/*</text:span></text:p>
      <text:p text:style-name="P33"><text:span text:style-name="T36"><text:tab/>Método responsável por acrescentar um dado na primeira posição </text:span></text:p>
      <text:p text:style-name="P33"><text:span text:style-name="T36"><text:tab/>de uma fila passada por parâmetro.</text:span></text:p>
      <text:p text:style-name="P33"><text:span text:style-name="T36"><text:s text:c="7"/>*/</text:span></text:p>
      <text:p text:style-name="P17"><text:span text:style-name="T36"><text:s text:c="7"/></text:span><text:span text:style-name="T10">public static void</text:span><text:span text:style-name="T36"> furaFila(CFila F, Object item){</text:span></text:p>
      <text:p text:style-name="P17"><text:span text:style-name="T36"><text:s text:c="7"/><text:tab/>F.furaFila(item);</text:span></text:p>
      <text:p text:style-name="P17"><text:span text:style-name="T36"><text:s text:c="7"/>} </text:span><text:span text:style-name="T40">//end furaFila( <text:s/>)</text:span></text:p>
      <text:p text:style-name="P17"><text:span text:style-name="T36"/></text:p>
      <text:p text:style-name="P33"><text:span text:style-name="T36"><text:s text:c="7"/>/*</text:span></text:p>
      <text:p text:style-name="P33"><text:span text:style-name="T36"><text:tab/>Método responsável por criar uma fila com 10 elementos, </text:span></text:p>
      <text:p text:style-name="P33"><text:span text:style-name="T36"><text:tab/>acrescentar um dado na primeira posição de uma fila e imprimir essa fila</text:span></text:p>
      <text:p text:style-name="P33"><text:span text:style-name="T36"><text:s text:c="7"/>*/</text:span></text:p>
      <text:p text:style-name="P17"><text:span text:style-name="T36"><text:s text:c="7"/></text:span><text:span text:style-name="T10">public static void</text:span><text:span text:style-name="T36"> questao11( ){</text:span></text:p>
      <text:p text:style-name="P17"><text:span text:style-name="T36"><text:s text:c="7"/><text:tab/>CFila F <text:s text:c="6"/>=</text:span><text:span text:style-name="T46"> new</text:span><text:span text:style-name="T36"> CFila( );</text:span></text:p>
      <text:p text:style-name="P17"><text:span text:style-name="T36"><text:s text:c="7"/><text:tab/>CFila Faux =</text:span><text:span text:style-name="T46"> new</text:span><text:span text:style-name="T36"> CFila( );</text:span></text:p>
      <text:p text:style-name="P17"><text:span text:style-name="T36"><text:s text:c="7"/><text:tab/></text:span><text:span text:style-name="T10">int</text:span><text:span text:style-name="T36"> q1, q2, dado;<text:tab/><text:tab/></text:span></text:p>
      <text:p text:style-name="P17"><text:span text:style-name="T36"><text:s text:c="7"/><text:tab/>Object item;</text:span></text:p>
      <text:p text:style-name="P17"><text:span text:style-name="T36"><text:tab/><text:tab/></text:span></text:p>
      <text:p text:style-name="P17"><text:span text:style-name="T36"><text:s text:c="7"/><text:tab/>System.out.println(</text:span><text:span text:style-name="T21">"Digite o dado que deseja inserir: "</text:span><text:span text:style-name="T36">);</text:span></text:p>
      <text:p text:style-name="P17"><text:span text:style-name="T36"><text:s text:c="7"/><text:tab/>dado = in.nextInt( <text:s/>);</text:span></text:p>
      <text:p text:style-name="P17"><text:span text:style-name="T36"><text:tab/></text:span></text:p>
      <text:p text:style-name="P17"><text:span text:style-name="T36"><text:s text:c="7"/><text:tab/>F = preencherFila( <text:s/>);</text:span></text:p>
      <text:p text:style-name="P17"><text:span text:style-name="T36"><text:s text:c="7"/><text:tab/>furaFila(F, dado);</text:span></text:p>
      <text:p text:style-name="P17"><text:span text:style-name="T36"><text:s text:c="7"/><text:tab/>Faux = F;</text:span></text:p>
      <text:p text:style-name="P17"><text:span text:style-name="T36"><text:s text:c="7"/><text:tab/>System.out.println(</text:span><text:span text:style-name="T21">""</text:span><text:span text:style-name="T36">);</text:span></text:p>
      <text:p text:style-name="P17"><text:span text:style-name="T36"><text:s text:c="7"/><text:tab/>imprimir(Faux, Faux.quantidade( ));</text:span></text:p>
      <text:p text:style-name="P17"><text:span text:style-name="T36"><text:s text:c="7"/>} </text:span><text:span text:style-name="T40">//end questao11( <text:s/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7:24:58.653845829</meta:creation-date>
    <dc:date>2018-09-14T20:57:17.635537544</dc:date>
    <meta:editing-duration>PT1H40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5" meta:paragraph-count="282" meta:word-count="1391" meta:character-count="9182" meta:non-whitespace-character-count="6604"/>
  </office:meta>
</office:document-meta>
</file>